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264c"/>
    </style:style>
    <style:style style:name="P2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.035cm" svg:stroke-color="#325490" draw:marker-start="" draw:marker-start-width="0.199cm" draw:marker-start-center="false" draw:marker-end="" draw:marker-end-width="0.199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4.752cm" fo:min-width="4.501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custom-shape text:anchor-type="paragraph" draw:z-index="0" draw:name="180-degree-arrow" draw:style-name="gr1" draw:text-style-name="P2" svg:width="5.001cm" svg:height="5.001cm" svg:x="3.424cm" svg:y="1.545cm"><text:p/><draw:enhanced-geometry draw:mirror-horizontal="false" draw:mirror-vertical="false" svg:viewBox="0 0 0 0" draw:text-areas="0 0 ?f34 ?f33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<draw:equation draw:name="f0" draw:formula="if(0-$1 ,0,if(25000-$1 ,$1 ,25000))"/><draw:equation draw:name="f1" draw:formula="?f0 *2/1"/><draw:equation draw:name="f2" draw:formula="if(0-$0 ,0,if(?f1 -$0 ,$0 ,?f1 ))"/><draw:equation draw:name="f3" draw:formula="min(logwidth,logheight)"/><draw:equation draw:name="f4" draw:formula="?f2 *?f3 /logheight"/><draw:equation draw:name="f5" draw:formula="100000+0-?f4 "/><draw:equation draw:name="f6" draw:formula="?f5 *logheight/?f3 "/><draw:equation draw:name="f7" draw:formula="if(0-$2 ,0,if(?f6 -$2 ,$2 ,?f6 ))"/><draw:equation draw:name="f8" draw:formula="?f7 +?f2 -0"/><draw:equation draw:name="f9" draw:formula="?f8 *?f3 /logheight"/><draw:equation draw:name="f10" draw:formula="if(?f9 -$4 ,?f9 ,if(100000-$4 ,$4 ,100000))"/><draw:equation draw:name="f11" draw:formula="?f3 *?f2 /100000"/><draw:equation draw:name="f12" draw:formula="?f3 *?f0 /100000"/><draw:equation draw:name="f13" draw:formula="?f11 *1/2"/><draw:equation draw:name="f14" draw:formula="?f12 +0-?f13 "/><draw:equation draw:name="f15" draw:formula="logheight*?f10 /100000"/><draw:equation draw:name="f16" draw:formula="?f3 *?f7 /100000"/><draw:equation draw:name="f17" draw:formula="?f15 +0-?f16 "/><draw:equation draw:name="f18" draw:formula="logwidth+0-?f14 "/><draw:equation draw:name="f19" draw:formula="?f18 *1/2"/><draw:equation draw:name="f20" draw:formula="min(?f19 ,?f17 )"/><draw:equation draw:name="f21" draw:formula="?f20 *100000/?f3 "/><draw:equation draw:name="f22" draw:formula="if(0-$3 ,0,if(?f21 -$3 ,$3 ,?f21 ))"/><draw:equation draw:name="f23" draw:formula="?f3 *?f22 /100000"/><draw:equation draw:name="f24" draw:formula="?f23 +0-?f11 "/><draw:equation draw:name="f25" draw:formula="max(?f24 ,0)"/><draw:equation draw:name="f26" draw:formula="?f11 +?f25 -0"/><draw:equation draw:name="f27" draw:formula="logwidth+0-?f12 "/><draw:equation draw:name="f28" draw:formula="?f27 +0-?f12 "/><draw:equation draw:name="f29" draw:formula="?f28 +?f14 -0"/><draw:equation draw:name="f30" draw:formula="?f18 +0-?f23 "/><draw:equation draw:name="f31" draw:formula="?f29 +0-?f25 "/><draw:equation draw:name="f32" draw:formula="(?f11 +?f29 )/2"/><draw:equation draw:name="f33" draw:formula="logheight"/><draw:equation draw:name="f34" draw:formula="logwidth"/><draw:equation draw:name="f35" draw:formula="(10800000)/60000.0"/><draw:equation draw:name="f36" draw:formula="(5400000)/60000.0"/><draw:equation draw:name="f37" draw:formula="(16200000)/60000.0"/><draw:equation draw:name="f38" draw:formula="(5400000)/60000.0"/><draw:equation draw:name="f39" draw:formula="(0)/60000.0"/><draw:equation draw:name="f40" draw:formula="(-5400000)/60000.0"/><draw:equation draw:name="f41" draw:formula="(16200000)/60000.0"/><draw:equation draw:name="f42" draw:formula="(-5400000)/60000.0"/><draw:handle draw:handle-position="?f11 ?f33" draw:handle-range-x-maximum="?f1" draw:handle-range-x-minimum="0"/><draw:handle draw:handle-position="?f28 ?f33" draw:handle-range-x-maximum="25000" draw:handle-range-x-minimum="0"/><draw:handle draw:handle-position="?f28 ?f17" draw:handle-range-y-maximum="?f6" draw:handle-range-y-minimum="0"/><draw:handle draw:handle-position="?f23 0" draw:handle-range-x-maximum="?f21" draw:handle-range-x-minimum="0"/><draw:handle draw:handle-position="?f34 ?f15" draw:handle-range-y-maximum="100000" draw:handle-range-y-minimum="?f9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8-12T12:38:43.185000000</meta:creation-date>
    <dc:date>2020-08-12T12:38:50.791000000</dc:date>
    <meta:editing-duration>PT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1.0.0.alpha0$Windows_X86_64 LibreOffice_project/2c6e81468e5fc0a26a150e9442a7f371d63cbd65</meta:generator>
  </office:meta>
</office:document-meta>
</file>